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family="paragraph">
      <style:paragraph-properties fo:break-before="page" fo:margin-bottom="0in" fo:margin-left="0in">
        <style:tab-stops/>
      </style:paragraph-properties>
      <style:text-properties style:font-name="Baskerville Old Face" fo:color="#FFC000" fo:font-size="12pt" style:font-size-asian="12pt" style:language-asian="es" style:country-asian="ES"/>
    </style:style>
    <style:style style:name="P3" style:parent-style-name="Párrafodelista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4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5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6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7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8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9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10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11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12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13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14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15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16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17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18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19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20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21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22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23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24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25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26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27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P28" style:parent-style-name="Normal" style:family="paragraph">
      <style:paragraph-properties fo:margin-bottom="0in"/>
      <style:text-properties style:font-name="Baskerville Old Face" fo:color="#FFC000" fo:font-size="12pt" style:font-size-asian="12pt" style:language-asian="es" style:country-asian="ES"/>
    </style:style>
    <style:style style:name="T29" style:parent-style-name="Fuentedepárrafopredeter." style:family="text">
      <style:text-properties style:font-name="Baskerville Old Face" fo:color="#FFC000" fo:font-size="12pt" style:font-size-asian="12pt" style:language-asian="es" style:country-asian="ES"/>
    </style:style>
  </office:automatic-styles>
  <office:body>
    <office:text text:use-soft-page-breaks="true">
      <text:p text:style-name="P1">1.<text:s/></text:p>
      <text:p text:style-name="P3"/>
      <text:p text:style-name="P4">2.<text:s/></text:p>
      <text:p text:style-name="P5">3.<text:s/></text:p>
      <text:p text:style-name="P6">4.<text:s/></text:p>
      <text:p text:style-name="P7"/>
      <text:p text:style-name="P8">5.<text:s/></text:p>
      <text:p text:style-name="P9">6.<text:s/></text:p>
      <text:p text:style-name="P10">7.</text:p>
      <text:p text:style-name="P11"/>
      <text:p text:style-name="P12">8.<text:s/></text:p>
      <text:p text:style-name="P13">9.<text:s/></text:p>
      <text:p text:style-name="P14">10.</text:p>
      <text:p text:style-name="P15"/>
      <text:p text:style-name="P16">11.<text:s/></text:p>
      <text:p text:style-name="P17">12.<text:s/></text:p>
      <text:p text:style-name="P18">13.<text:s/></text:p>
      <text:p text:style-name="P19">14.<text:s/></text:p>
      <text:p text:style-name="P20"/>
      <text:p text:style-name="P21">15.<text:s/></text:p>
      <text:p text:style-name="P22">16.<text:s/></text:p>
      <text:p text:style-name="P23">17.<text:s/></text:p>
      <text:p text:style-name="P24"/>
      <text:p text:style-name="P25">18.<text:s/></text:p>
      <text:p text:style-name="P26">19.<text:s/></text:p>
      <text:p text:style-name="P27">20.<text:s/></text:p>
      <text:p text:style-name="P28"/>
      <text:p text:style-name="Normal"><text:span text:style-name="T29">21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2.4618in"/>
      </style:header-style>
      <style:footer-style>
        <style:header-footer-properties style:dynamic-spacing="true" fo:min-height="2.4618in"/>
      </style:footer-style>
    </style:page-layout>
    <style:style style:name="T2" style:parent-style-name="Fuentedepárrafopredeter." style:family="text">
      <style:text-properties style:font-name="Baskerville Old Face" fo:color="#808080" fo:font-size="12pt" style:font-size-asian="12pt" style:language-asian="es" style:country-asian="ES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 28" text:anchor-type="paragraph" svg:x="-1.05625in" svg:y="-0.12153in" svg:width="7.96875in" svg:height="11.27641in" style:rel-width="scale" style:rel-height="scale"><draw:image xlink:href="media/image1.jpg" xlink:type="simple" xlink:show="embed" xlink:actuate="onLoad"/><svg:title/><svg:desc/></draw:frame></text:span></text:p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</meta:initial-creator>
    <dc:creator>David</dc:creator>
    <meta:creation-date>2017-11-19T18:42:00Z</meta:creation-date>
    <dc:date>2017-11-19T19:03:00Z</dc:date>
    <meta:template xlink:href="Normal.dotm" xlink:type="simple"/>
    <meta:editing-cycles>8</meta:editing-cycles>
    <meta:editing-duration>PT780S</meta:editing-duration>
    <meta:document-statistic meta:page-count="1" meta:paragraph-count="1" meta:word-count="15" meta:character-count="100" meta:row-count="1" meta:non-whitespace-character-count="86"/>
  </office:meta>
</office:document-meta>
</file>